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635cm" svg:y="8.255cm" presentation:class="title" presentation:user-transformed="true">
          <draw:text-box>
            <text:p text:style-name="P1">PawnHub szoftver technikai dokumentáció</text:p>
          </draw:text-box>
        </draw:frame>
        <draw:frame draw:style-name="gr1" draw:text-style-name="P2" draw:layer="layout" svg:width="12.7cm" svg:height="1.673cm" svg:x="11.43cm" svg:y="13.97cm">
          <draw:text-box>
            <text:p><text:span text:style-name="T1">Készítette</text:span>: Mikó Bálint, Benyeda Gábor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A probléma és a megoldása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text:style-name="P1">PawnHub</text:p>
              </text:list-item>
              <text:list-item>
                <text:p text:style-name="P1">Standardizált platform</text:p>
              </text:list-item>
              <text:list-item>
                <text:p text:style-name="P1">Külömböző funkciók az ügyféli és zálogházi fiókok számár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26S</meta:editing-duration>
    <meta:editing-cycles>2</meta:editing-cycles>
    <meta:generator>LibreOffice/24.8.5.2$Windows_x86 LibreOffice_project/fddf2685c70b461e7832239a0162a77216259f22</meta:generator>
    <dc:title>Portfolio</dc:title>
    <dc:date>2025-04-04T11:53:22.173000000</dc:date>
    <meta:document-statistic meta:object-count="70"/>
  </office:meta>
</office:document-meta>
</file>